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1" officeooo:rsid="00b0731c" officeooo:paragraph-rsid="00c9f575"/>
    </style:style>
    <style:style style:name="P4" style:family="paragraph" style:parent-style-name="Text_20_body">
      <style:paragraph-properties fo:break-before="page"/>
    </style:style>
    <style:style style:name="P5" style:family="paragraph" style:parent-style-name="Contents_20_Heading">
      <style:paragraph-properties fo:text-align="center" style:justify-single-word="false"/>
    </style:style>
    <style:style style:name="P6" style:family="paragraph" style:parent-style-name="Text_20_body" style:list-style-name="L1">
      <style:text-properties style:font-name="Times New Roman1" officeooo:rsid="00f34c0e" officeooo:paragraph-rsid="00f34c0e"/>
    </style:style>
    <style:style style:name="P7" style:family="paragraph" style:parent-style-name="Text_20_body" style:list-style-name="L1">
      <style:text-properties style:font-name="Times New Roman1" officeooo:rsid="00f495b3" officeooo:paragraph-rsid="00f495b3"/>
    </style:style>
    <style:style style:name="P8" style:family="paragraph" style:parent-style-name="Text_20_body" style:list-style-name="L1">
      <style:text-properties style:font-name="Times New Roman1" officeooo:rsid="00f51e23" officeooo:paragraph-rsid="00f51e23"/>
    </style:style>
    <style:style style:name="P9" style:family="paragraph" style:parent-style-name="Text_20_body" style:list-style-name="L1">
      <style:text-properties style:font-name="Times New Roman1" officeooo:rsid="00f54516" officeooo:paragraph-rsid="00f54516"/>
    </style:style>
    <style:style style:name="P10" style:family="paragraph" style:parent-style-name="Text_20_body" style:list-style-name="L1">
      <style:text-properties style:font-name="Times New Roman1" officeooo:rsid="00f637fa" officeooo:paragraph-rsid="00f637fa"/>
    </style:style>
    <style:style style:name="P11" style:family="paragraph" style:parent-style-name="Text_20_body">
      <style:text-properties officeooo:rsid="00f34c0e" officeooo:paragraph-rsid="00f34c0e"/>
    </style:style>
    <style:style style:name="P12" style:family="paragraph" style:parent-style-name="Text_20_body">
      <style:text-properties officeooo:rsid="00f495b3" officeooo:paragraph-rsid="00f495b3"/>
    </style:style>
    <style:style style:name="P13" style:family="paragraph" style:parent-style-name="Text_20_body">
      <style:text-properties officeooo:rsid="00f51e23" officeooo:paragraph-rsid="00f51e23"/>
    </style:style>
    <style:style style:name="P14" style:family="paragraph" style:parent-style-name="Text_20_body">
      <style:text-properties officeooo:rsid="00f54516" officeooo:paragraph-rsid="00f54516"/>
    </style:style>
    <style:style style:name="P15" style:family="paragraph" style:parent-style-name="Text_20_body">
      <style:text-properties officeooo:rsid="00f637fa" officeooo:paragraph-rsid="00f637fa"/>
    </style:style>
    <style:style style:name="P16" style:family="paragraph" style:parent-style-name="Text_20_body">
      <style:text-properties fo:font-size="12pt" officeooo:rsid="00f154d3" officeooo:paragraph-rsid="00f154d3" style:font-size-asian="10.5pt" style:font-size-complex="12pt"/>
    </style:style>
    <style:style style:name="P17" style:family="paragraph" style:parent-style-name="Text_20_body">
      <style:text-properties fo:font-size="12pt" officeooo:rsid="00f637fa" officeooo:paragraph-rsid="00f637fa" style:font-size-asian="10.5pt" style:font-size-complex="12pt"/>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82cf49" officeooo:paragraph-rsid="0082cf49"/>
    </style:style>
    <style:style style:name="P20" style:family="paragraph" style:parent-style-name="Heading_20_1">
      <style:paragraph-properties fo:break-before="page"/>
      <style:text-properties officeooo:rsid="00432077" officeooo:paragraph-rsid="005d0165"/>
    </style:style>
    <style:style style:name="P21" style:family="paragraph" style:parent-style-name="Heading_20_1">
      <style:paragraph-properties fo:break-before="page"/>
      <style:text-properties officeooo:rsid="00432077" officeooo:paragraph-rsid="00432077"/>
    </style:style>
    <style:style style:name="P22" style:family="paragraph" style:parent-style-name="Heading_20_1" style:master-page-name="">
      <style:paragraph-properties style:page-number="auto" fo:break-before="page"/>
    </style:style>
    <style:style style:name="P23" style:family="paragraph" style:parent-style-name="Heading_20_2" style:list-style-name="">
      <style:text-properties officeooo:rsid="00393723" officeooo:paragraph-rsid="002f2470"/>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style:font-name="Times New Roman"/>
    </style:style>
    <style:style style:name="T3" style:family="text">
      <style:text-properties style:font-name="Times New Roman" officeooo:rsid="00f495b3"/>
    </style:style>
    <style:style style:name="T4" style:family="text">
      <style:text-properties officeooo:rsid="00f34c0e"/>
    </style:style>
    <style:style style:name="T5" style:family="text">
      <style:text-properties style:font-name="Courier New"/>
    </style:style>
    <style:style style:name="T6" style:family="text">
      <style:text-properties style:font-name="Courier New" officeooo:rsid="00f495b3"/>
    </style:style>
    <style:style style:name="T7" style:family="text">
      <style:text-properties style:font-name="Courier New" officeooo:rsid="00f51e23"/>
    </style:style>
    <style:style style:name="T8" style:family="text">
      <style:text-properties style:font-name="Courier New" officeooo:rsid="00f54516"/>
    </style:style>
    <style:style style:name="T9" style:family="text">
      <style:text-properties officeooo:rsid="00f637f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_RefHeading__801_1383136781"/><text:span text:style-name="T4">June 2014</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268_281562089" text:style-name="Index_20_Link" text:visited-style-name="Index_20_Link">Global<text:tab/>3</text:a></text:p>
          <text:p text:style-name="P24"><text:a xlink:type="simple" xlink:href="#__RefHeading__807_1383136781" text:style-name="Index_20_Link" text:visited-style-name="Index_20_Link">Family Tree Enhancements<text:tab/>4</text:a></text:p>
          <text:p text:style-name="P24"><text:a xlink:type="simple" xlink:href="#__RefHeading__1179_47939892" text:style-name="Index_20_Link" text:visited-style-name="Index_20_Link">Census Database Enhancements<text:tab/>5</text:a></text:p>
          <text:p text:style-name="P24"><text:a xlink:type="simple" xlink:href="#__RefHeading__1181_47939892" text:style-name="Index_20_Link" text:visited-style-name="Index_20_Link">Vital Statistics Enhancements<text:tab/>6</text:a></text:p>
          <text:p text:style-name="P24"><text:a xlink:type="simple" xlink:href="#__RefHeading__841_1383136781" text:style-name="Index_20_Link" text:visited-style-name="Index_20_Link">Bug Fixes<text:tab/>7</text:a></text:p>
        </text:index-body>
      </text:table-of-content>
      <text:p text:style-name="Text_20_body"/>
      <text:p text:style-name="P4"/>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h text:style-name="P23" text:outline-level="2"/>
      <text:h text:style-name="P19" text:outline-level="1"><text:bookmark-start text:name="__RefHeading__268_281562089"/>Global<text:bookmark-end text:name="__RefHeading__268_281562089"/></text:h>
      <text:p text:style-name="P11">The period which a user is assumed to remain signed on, in the absence of an explicit sign off, is extended to 30 days from the previous 30 minutes.</text:p>
      <text:p text:style-name="P12">When signing on the user is now presented with a greeting page which reminds the user of recent news about the site, and lists any blog messages sent to the user.</text:p>
      <text:h text:style-name="P22" text:outline-level="1"><text:bookmark-start text:name="__RefHeading__807_1383136781"/>Family Tree Enhancements<text:bookmark-end text:name="__RefHeading__807_1383136781"/></text:h>
      <text:p text:style-name="P11"><text:span text:style-name="T2">More of the functionality of several of the logical objects within the family tree, each of which provides an abstraction of the functionality of records in a particular table, is moved into the class functionality and out of the individual scripts implementing the presentation of dialogs. <text:s/>Almost all classes now expect an array of named parameter value pairs, which permit creating an object and initializing some of the individual element values in a single statement. <text:s/>Almost all classes now support an appropriately named method to obtain an array of instances matching specific parameter values. <text:s/>This eliminates the need for scripts to query the database explicitly and then create their own arrays of instances of the object.</text:span></text:p>
      <text:p text:style-name="P11"><text:span text:style-name="T2">In the underlying database structure certain events are recorded not as entries in tblER, but rather by collections of fields within tblIR or tblMR. <text:s/>This complicates the implementation of some abstract functionality. <text:s/>In particular the display of events in the main display script </text:span><text:span text:style-name="T5">legacyIndiv</text:span><text:span text:style-name="T7">id</text:span><text:span text:style-name="T5">.php</text:span><text:span text:style-name="T2">, and the future code to support importing and exporting GEDCOM 5.5 files. <text:s/>All of these events are now represented as instances of the class </text:span><text:span text:style-name="T5">LegacyEvent</text:span><text:span text:style-name="T2"> with the underlying implementation hidden from the application functionality. <text:s/></text:span><text:span text:style-name="T3">The method </text:span><text:span text:style-name="T6">LegacyIndiv::getEvents</text:span><text:span text:style-name="T3"> now returns an array of instances of </text:span><text:span text:style-name="T6">LegacyEvent</text:span><text:span text:style-name="T3"> that includes all events regardless of where the actual information is stored.</text:span></text:p>
      <text:p text:style-name="P13"><text:span text:style-name="T3">T</text:span><text:span text:style-name="T2">he main individual page </text:span><text:span text:style-name="T5">legacyIndivid.php</text:span><text:span text:style-name="T2"> now displays the final marriage status.</text:span></text:p>
      <text:p text:style-name="P13"><text:span text:style-name="T2">When editing the children of a family from the script </text:span><text:span text:style-name="T5">edit</text:span><text:span text:style-name="T8">Marriages</text:span><text:span text:style-name="T5">.php</text:span><text:span text:style-name="T2"> or </text:span><text:span text:style-name="T5">editParents.php</text:span><text:span text:style-name="T2"> the script now keeps track of how many windows with invocations of </text:span><text:span text:style-name="T5">editIndivid.php</text:span><text:span text:style-name="T2"> are open. <text:s/>If you attempted to save the changes to the family without first applying all of the updates from those open child windows then the changes from both windows were applied, which in particular would frequently cause two copies of a child to be created, only one of which was recorded as a child of the family. <text:s/>This is now prevented. <text:s/>You must have applied all of the changes through the child windows before you are permitted to apply the changes to the family.</text:span></text:p>
      <text:h text:style-name="P20" text:outline-level="1"><text:bookmark-start text:name="__RefHeading__1179_47939892"/>Census Database Enhancements<text:bookmark-end text:name="__RefHeading__1179_47939892"/></text:h>
      <text:p text:style-name="P14">The implementation of the script CensusUpdateStatus.php, which displays a list of districts for a census and their status with respect to transcription is enhanced so that help popups will appear correctly for the major columns of the display.</text:p>
      <text:p text:style-name="P14">The census query response scripts no longer use an HTML &lt;table&gt; to layout the forward and backward hyperlink arrows.</text:p>
      <text:p text:style-name="P15">The width of the name columns in the 1871 and 1881 census page details are reduced.</text:p>
      <text:p text:style-name="P15">When editing a census you can now enter a '+' sign into the family number column to get the next sequential family number, instead of having to actually type the new number.</text:p>
      <text:p text:style-name="P15">Columns which represent a yes or no flag accept the keystroke '1' since enumerators frequently entered a simple vertical stroke and interpreted it as the value '1' because at the bottom of the page they often entered the total number of checked values. <text:s/>However in some censuses they were required to enter a 'Y' or 'N', even though that forced extra writing effort. <text:s/>For consistency and clarity if the transcriber enters a '1' for any flag field it is replaced by a 'Y'.</text:p>
      <text:h text:style-name="P21" text:outline-level="1"><text:bookmark-start text:name="__RefHeading__1181_47939892"/>Vital Statistics Enhancements<text:bookmark-end text:name="__RefHeading__1181_47939892"/></text:h>
      <text:p text:style-name="P16">On the <text:span text:style-name="T9">Marriage Registration dialog the selection list of possible name matches is now ordered alphabetically for ease of searching. <text:s/>When editing a new Marriage Registration where there is an existing citation from a marriage event in the family tree, many of the pieces of information are not filled in from the actual marriage event.</text:span></text:p>
      <text:p text:style-name="P17">An option is added to the parameter list for MarriageRegResponse.php to override the default presentation order of the matching registrations. <text:s/>Normally the marriages are presented in alphabetical order by the names of both the bride and groom except if the original query explicitly specified the first registration number to display. <text:s/>Adding “&amp;Order=number” to the parameter list forces numeric order for searches which did not specify a registration number.</text:p>
      <text:p text:style-name="P17">On the Birth Registration dialog a “Clear” button is added to explicitly clear an existing IDIR association so that a new association can be set.</text:p>
      <text:h text:style-name="P18" text:outline-level="1"><text:bookmark-start text:name="__RefHeading__841_1383136781"/>Bug Fixes<text:bookmark-end text:name="__RefHeading__841_1383136781"/></text:h>
      <text:list xml:id="list833000294883070961" text:style-name="L1">
        <text:list-item>
          <text:p text:style-name="P6">The class definition file <text:span text:style-name="T5">LegacyEvent.inc</text:span> did not initialize the variable <text:span text:style-name="T5">$idtype</text:span> in one situation.</text:p>
        </text:list-item>
        <text:list-item>
          <text:p text:style-name="P7">The method <text:span text:style-name="T5">LegacyEvent::toXml</text:span> failed if a bad IDLR value was present in the record.</text:p>
        </text:list-item>
        <text:list-item>
          <text:p text:style-name="P7">The module <text:span text:style-name="T5">QueryCensus.php</text:span>, which is shared by all scripts for querying databases, failed to properly encode parameters that may include spaces or other special characters.</text:p>
        </text:list-item>
        <text:list-item>
          <text:p text:style-name="P7">The insert command logged from <text:span text:style-name="T5">Record::save</text:span> was truncated if there was a left bracket in any string value.</text:p>
        </text:list-item>
        <text:list-item>
          <text:p text:style-name="P8">On the main individual page <text:span text:style-name="T5">legacyIndivid.php</text:span> the cause of death popup did not work properly if there were more than two individuals described on the page, that is if the primary individual had more than one family relationship.</text:p>
        </text:list-item>
        <text:list-item>
          <text:p text:style-name="P8">The boundary polygon was not properly updated when editing a location description in the script <text:span text:style-name="T5">LegacyLocation.php</text:span>.</text:p>
        </text:list-item>
        <text:list-item>
          <text:p text:style-name="P8">Changes to a child were made twice because the change method was called once as the <text:span text:style-name="T5">changePerson</text:span> method of the row of the table of children, and again explicitly as the <text:span text:style-name="T5">changeChild</text:span> function.</text:p>
        </text:list-item>
        <text:list-item>
          <text:p text:style-name="P9">Zero length parameter values were not ignored in the script <text:span text:style-name="T5">updateEvent.php</text:span>.</text:p>
        </text:list-item>
        <text:list-item>
          <text:p text:style-name="P9">The script PageUpdate.php, which handles updates to information about individual pages in a census is enhanced to handle failures in obtaining sub-district information, and to correct the field names use in updating the database.</text:p>
        </text:list-item>
        <text:list-item>
          <text:p text:style-name="P10">The error flag set for the Stories and Number of Families columns in the 1851 and 1861 census, which caused these columns to be displayed in red, is cleared.</text:p>
        </text:list-item>
        <text:list-item>
          <text:p text:style-name="P10">When the name of the father is changed in a birth registration and the existing informant was the father the informant name is also changed. <text:s/>However there was a bug such that if there had been an invalid character in the original father's name and this was cleared up by the change the error flag was only removed from the father's name, and not also from the informant's nam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6-30T02:45:43.944525850</dc:date>
    <meta:editing-duration>P1DT22H55M2S</meta:editing-duration>
    <meta:editing-cycles>166</meta:editing-cycles>
    <meta:generator>LibreOffice/4.2.4.2$Linux_X86_64 LibreOffice_project/420m0$Build-2</meta:generator>
    <meta:document-statistic meta:table-count="0" meta:image-count="0" meta:object-count="0" meta:page-count="7" meta:paragraph-count="39" meta:word-count="1087" meta:character-count="6604" meta:non-whitespace-character-count="5551"/>
  </office:meta>
</office:document-meta>
</file>